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214000001B83DF2410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none" draw:fill-color="#000000"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ImageDeFond" svg:width="14.075cm" svg:height="11.641cm" svg:x="7.925cm" svg:y="4.7cm">
          <draw:image xlink:href="Pictures/1000000000000214000001B83DF24108.png" xlink:type="simple" xlink:show="embed" xlink:actuate="onLoad">
            <text:p/>
          </draw:image>
        </draw:frame>
        <draw:custom-shape draw:style-name="gr2" draw:text-style-name="P1" draw:layer="ImageDeFond" svg:width="3.2cm" svg:height="1.3cm" svg:x="13.9cm" svg:y="6.6cm">
          <text:p text:style-name="P1">Olivier</text:p>
          <draw:enhanced-geometry svg:viewBox="0 0 21600 21600" draw:text-areas="800 800 20800 20800" draw:type="round-rectangular-callout" draw:modifiers="22254.5454545455 54473.17448116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ImageDeFond" svg:width="2.9cm" svg:height="1.3cm" svg:x="17.7cm" svg:y="6.6cm">
          <text:p text:style-name="P1">Ronan</text:p>
          <draw:enhanced-geometry svg:viewBox="0 0 21600 21600" draw:text-areas="800 800 20800 20800" draw:type="round-rectangular-callout" draw:modifiers="14950.9824198552 43266.4104534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ImageDeFond" svg:width="3.501cm" svg:height="1.3cm" svg:x="9.9cm" svg:y="6.6cm">
          <text:p text:style-name="P1">Christian</text:p>
          <draw:enhanced-geometry svg:viewBox="0 0 21600 21600" draw:text-areas="800 800 20800 20800" draw:type="round-rectangular-callout" draw:modifiers="30864.1918903484 58955.88009223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draw:layer="ImageDeFond" svg:width="3.8cm" svg:height="2.9cm" svg:x="5.5cm" svg:y="6.7cm">
          <text:p text:style-name="P1">Gilles ou <text:line-break/>Bernard ?</text:p>
          <draw:enhanced-geometry svg:viewBox="0 0 21600 21600" draw:text-areas="3000 3320 17110 17330" draw:type="cloud-callout" draw:modifiers="28731.8074191002 19664.11582213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ImageDeFond"/>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12T13:30:09.40</meta:creation-date>
    <dc:date>2015-02-12T13:38:20.25</dc:date>
    <meta:editing-duration>P0D</meta:editing-duration>
    <meta:editing-cycles>1</meta:editing-cycles>
    <meta:document-statistic meta:object-count="5"/>
    <meta:generator>LibreOffice/3.5$Windows_x86 LibreOffice_project/7122e39-92ed229-498d286-15e43b4-d70da21</meta:generator>
  </office:meta>
</office:document-meta>
</file>